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81" officeooo:paragraph-rsid="0017d3d2"/>
    </style:style>
    <style:style style:name="P2" style:family="paragraph" style:parent-style-name="Standard">
      <style:text-properties officeooo:rsid="0017f25a" officeooo:paragraph-rsid="0017d3d2"/>
    </style:style>
    <style:style style:name="P3" style:family="paragraph" style:parent-style-name="Standard">
      <style:text-properties officeooo:rsid="001a7612" officeooo:paragraph-rsid="0017d3d2"/>
    </style:style>
    <style:style style:name="T1" style:family="text">
      <style:text-properties officeooo:rsid="0017d3d2"/>
    </style:style>
    <style:style style:name="T2" style:family="text">
      <style:text-properties officeooo:rsid="00185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</text:p>
      <text:p text:style-name="P1">Validation loss after <text:span text:style-name="T2">40</text:span>0 epochs: <text:span text:style-name="T2">0.55</text:span> </text:p>
      <text:p text:style-name="P3">SGD optimizer <text:span text:style-name="T1">with momentum=0.01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27:23.889849488</meta:creation-date>
    <dc:date>2019-10-20T19:37:17.238292314</dc:date>
    <meta:editing-duration>PT1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7" meta:character-count="317" meta:non-whitespace-character-count="274"/>
  </office:meta>
</office:document-meta>
</file>